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Cambria" svg:font-family="Cambri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true"/>
      <style:text-properties officeooo:paragraph-rsid="0002c502"/>
    </style:style>
    <style:style style:name="P2" style:family="paragraph" style:parent-style-name="Standard">
      <style:paragraph-properties fo:margin-top="0in" fo:margin-bottom="0in" loext:contextual-spacing="true"/>
      <style:text-properties officeooo:rsid="0002c502" officeooo:paragraph-rsid="0002c502"/>
    </style:style>
    <style:style style:name="P3" style:family="paragraph" style:parent-style-name="Standard" style:list-style-name="WWNum1">
      <style:paragraph-properties fo:margin-top="0in" fo:margin-bottom="0in" loext:contextual-spacing="true"/>
      <style:text-properties officeooo:rsid="0002c502" officeooo:paragraph-rsid="0002c502"/>
    </style:style>
    <style:style style:name="P4" style:family="paragraph" style:parent-style-name="Standard">
      <style:paragraph-properties fo:margin-top="0in" fo:margin-bottom="0in" loext:contextual-spacing="true"/>
      <style:text-properties officeooo:rsid="0002c502" officeooo:paragraph-rsid="0002c502"/>
    </style:style>
    <style:style style:name="P5" style:family="paragraph" style:parent-style-name="Standard">
      <style:paragraph-properties fo:margin-top="0in" fo:margin-bottom="0in" loext:contextual-spacing="true"/>
      <style:text-properties officeooo:paragraph-rsid="0002c502"/>
    </style:style>
    <style:style style:name="P6" style:family="paragraph" style:parent-style-name="Standard">
      <style:paragraph-properties fo:margin-top="0in" fo:margin-bottom="0in" loext:contextual-spacing="true"/>
      <style:text-properties officeooo:rsid="0006b901" officeooo:paragraph-rsid="0006b901"/>
    </style:style>
    <style:style style:name="P7" style:family="paragraph" style:parent-style-name="Standard">
      <style:paragraph-properties fo:margin-top="0in" fo:margin-bottom="0in" loext:contextual-spacing="true"/>
      <style:text-properties officeooo:rsid="0006fc49" officeooo:paragraph-rsid="0006fc49"/>
    </style:style>
    <style:style style:name="P8" style:family="paragraph">
      <loext:graphic-properties draw:fill="solid" draw:fill-color="#729fcf"/>
      <style:paragraph-properties fo:text-align="start"/>
      <style:text-properties fo:color="#000000"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top="0in" fo:margin-bottom="0in" fo:line-height="100%" fo:text-align="center"/>
    </style:style>
    <style:style style:name="P11" style:family="paragraph">
      <loext:graphic-properties draw:fill="solid" draw:fill-color="#729fcf"/>
      <style:paragraph-properties fo:margin-top="0in" fo:margin-bottom="0in" fo:line-height="100%" fo:text-align="center"/>
    </style:style>
    <style:style style:name="P12" style:family="paragraph">
      <loext:graphic-properties draw:fill="none"/>
      <style:paragraph-properties fo:margin-top="0in" fo:margin-bottom="0in" fo:line-height="100%" fo:text-align="center"/>
    </style:style>
    <style:style style:name="P13" style:family="paragraph">
      <loext:graphic-properties draw:fill="none"/>
      <style:paragraph-properties fo:text-align="start"/>
    </style:style>
    <style:style style:name="P14" style:family="paragraph">
      <style:paragraph-properties fo:text-align="start"/>
      <style:text-properties fo:font-size="18pt"/>
    </style:style>
    <style:style style:name="P15" style:family="paragraph">
      <loext:graphic-properties draw:fill="solid" draw:fill-color="#729fcf"/>
      <style:paragraph-properties fo:text-align="start"/>
      <style:text-properties fo:font-size="18pt" style:font-size-asian="8pt" style:font-size-complex="8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color="#ce181e"/>
    </style:style>
    <style:style style:name="P20" style:family="paragraph">
      <style:text-properties style:use-window-font-color="true"/>
    </style:style>
    <style:style style:name="P21" style:family="paragraph">
      <loext:graphic-properties draw:fill="none" draw:fill-color="#ffffff"/>
      <style:text-properties style:use-window-font-color="true"/>
    </style:style>
    <style:style style:name="T1" style:family="text">
      <style:text-properties officeooo:rsid="00076c7a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mbria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ce181e"/>
    </style:style>
    <style:style style:name="T6" style:family="text">
      <style:text-properties style:use-window-font-color="true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3465a4" draw:fill="solid" draw:fill-color="#729fcf" draw:textarea-vertical-align="middle" draw:auto-grow-height="false" fo:min-height="0.939in" fo:min-width="1.0311in" fo:padding-top="0in" fo:padding-bottom="0in" fo:padding-left="0in" fo:padding-right="0in" fo:wrap-option="wrap" style:run-through="foreground"/>
    </style:style>
    <style:style style:name="gr3" style:family="graphic">
      <style:graphic-properties draw:stroke="solid" svg:stroke-width="0in" svg:stroke-color="#3465a4" draw:marker-start="msArrowEnd_20_5" draw:marker-start-width="0.0827in" draw:marker-start-center="false" draw:marker-end="msArrowEnd_20_5" draw:marker-end-width="0.0827in" draw:marker-end-center="false" draw:fill="none" draw:textarea-horizontal-align="center" draw:textarea-vertical-align="top" draw:auto-grow-height="false" fo:padding-top="0.0492in" fo:padding-bottom="0.0492in" fo:padding-left="0.0984in" fo:padding-right="0.0984in" fo:wrap-option="wrap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solid" svg:stroke-width="0in" svg:stroke-color="#3465a4" draw:fill="solid" draw:fill-color="#729fcf" draw:textarea-vertical-align="middle" draw:auto-grow-height="false" draw:fit-to-size="false" style:shrink-to-fit="false" fo:min-height="0.428in" fo:min-width="1.1366in" fo:padding-top="0in" fo:padding-bottom="0in" fo:padding-left="0in" fo:padding-right="0in" fo:wrap-option="wrap" style:run-through="foreground"/>
    </style:style>
    <style:style style:name="gr6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in" fo:padding-bottom="0in" fo:padding-left="0in" fo:padding-right="0in" fo:wrap-option="wrap" style:run-through="foreground"/>
    </style:style>
    <style:style style:name="gr7" style:family="graphic">
      <style:graphic-properties draw:stroke="solid" svg:stroke-width="0.0201in" svg:stroke-color="#3465a4" draw:stroke-linejoin="round" draw:fill="none" draw:textarea-vertical-align="top" draw:auto-grow-height="false" draw:fit-to-size="false" style:shrink-to-fit="false" fo:min-height="1.2484in" fo:min-width="1.1492in" fo:padding-top="0.0492in" fo:padding-bottom="0.0492in" fo:padding-left="0.0984in" fo:padding-right="0.0984in" fo:wrap-option="wrap" style:run-through="foreground"/>
    </style:style>
    <style:style style:name="gr8" style:family="graphic">
      <style:graphic-properties draw:stroke="solid" svg:stroke-width="0in" svg:stroke-color="#3465a4" draw:fill="solid" draw:fill-color="#729fcf" draw:textarea-vertical-align="middle" draw:auto-grow-height="false" draw:fit-to-size="false" style:shrink-to-fit="false" fo:min-height="0.4272in" fo:min-width="1.1366in" fo:padding-top="0in" fo:padding-bottom="0in" fo:padding-left="0in" fo:padding-right="0in" fo:wrap-option="wrap" style:run-through="foreground"/>
    </style:style>
    <style:style style:name="gr9" style:family="graphic">
      <style:graphic-properties draw:stroke="solid" svg:stroke-width="0in" svg:stroke-color="#3465a4" draw:fill="solid" draw:fill-color="#729fcf" draw:textarea-vertical-align="top" draw:auto-grow-height="false" fo:min-height="0.2016in" fo:min-width="0.4165in" fo:padding-top="0.0492in" fo:padding-bottom="0.0492in" fo:padding-left="0.0984in" fo:padding-right="0.0984in" fo:wrap-option="wrap" style:run-through="foreground"/>
    </style:style>
    <style:style style:name="gr10" style:family="graphic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style:run-through="foreground"/>
    </style:style>
    <style:style style:name="gr11" style:family="graphic">
      <style:graphic-properties draw:marker-start="Arrow" draw:marker-start-width="0.0693in" draw:marker-end="Arrow" draw:marker-end-width="0.0693in" draw:textarea-horizontal-align="center" draw:textarea-vertical-align="middle" style:run-through="foreground"/>
    </style:style>
    <style:style style:name="gr12" style:family="graphic">
      <style:graphic-properties draw:stroke="none" svg:stroke-color="#000000" draw:fill="none" draw:fill-color="#ffffff" fo:min-height="0.2465in" style:run-through="foreground"/>
    </style:style>
    <style:style style:name="gr13" style:family="graphic">
      <style:graphic-properties draw:stroke="dash" draw:stroke-dash="Dashed_20__28_var_29_" svg:stroke-width="0.0402in" draw:textarea-horizontal-align="center" draw:textarea-vertical-align="middle" fo:padding-top="0.0201in" fo:padding-bottom="0.0201in" fo:padding-left="0.0201in" fo:padding-right="0.0201in" style:run-through="foreground"/>
    </style:style>
    <style:style style:name="gr14" style:family="graphic">
      <style:graphic-properties draw:stroke="solid" draw:stroke-dash="Dashed_20__28_var_29_" svg:stroke-width="0.0402in" draw:textarea-horizontal-align="center" draw:textarea-vertical-align="middle" fo:padding-top="0.0201in" fo:padding-bottom="0.0201in" fo:padding-left="0.0201in" fo:padding-right="0.0201in" style:run-through="foreground"/>
    </style:style>
    <style:style style:name="gr15" style:family="graphic">
      <style:graphic-properties draw:stroke="none" draw:stroke-dash="Dashed_20__28_var_29_" svg:stroke-width="0.0402in" svg:stroke-color="#000000" draw:fill="none" draw:fill-color="#ffffff" fo:min-height="0.2374in" fo:padding-top="0.0201in" fo:padding-bottom="0.0201in" fo:padding-left="0.0201in" fo:padding-right="0.0201in" style:run-through="foreground"/>
    </style:style>
    <style:style style:name="gr16" style:family="graphic">
      <style:graphic-properties draw:stroke="none" draw:stroke-dash="Dashed_20__28_var_29_" svg:stroke-width="0.0402in" svg:stroke-color="#000000" draw:fill="none" draw:fill-color="#ffffff" fo:min-height="0.2071in" fo:padding-top="0.0201in" fo:padding-bottom="0.0201in" fo:padding-left="0.0201in" fo:padding-right="0.0201in" style:run-through="foreground"/>
    </style:style>
    <style:style style:name="gr17" style:family="graphic">
      <style:graphic-properties draw:stroke="none" draw:stroke-dash="Dashed_20__28_var_29_" svg:stroke-width="0.0402in" svg:stroke-color="#000000" draw:fill="none" draw:fill-color="#ffffff" fo:min-height="0.1681in" fo:padding-top="0.0201in" fo:padding-bottom="0.0201in" fo:padding-left="0.0201in" fo:padding-right="0.0201in" style:run-through="foreground"/>
    </style:style>
    <style:style style:name="gr18" style:family="graphic">
      <style:graphic-properties draw:stroke="none" draw:stroke-dash="Dashed_20__28_var_29_" svg:stroke-width="0.0402in" svg:stroke-color="#000000" draw:fill="none" draw:fill-color="#ffffff" fo:min-height="0.2008in" fo:padding-top="0.0201in" fo:padding-bottom="0.0201in" fo:padding-left="0.0201in" fo:padding-right="0.0201in" style:run-through="foreground"/>
    </style:style>
    <style:style style:name="gr19" style:family="graphic">
      <style:graphic-properties draw:stroke="none" draw:stroke-dash="Dashed_20__28_var_29_" svg:stroke-width="0.0402in" svg:stroke-color="#000000" draw:fill="none" draw:fill-color="#ffffff" fo:min-height="0.3839in" fo:padding-top="0.0201in" fo:padding-bottom="0.0201in" fo:padding-left="0.0201in" fo:padding-right="0.0201in" style:run-through="foreground"/>
    </style:style>
    <style:style style:name="gr20" style:family="graphic">
      <style:graphic-properties draw:stroke="none" draw:stroke-dash="Dashed_20__28_var_29_" svg:stroke-width="0.0402in" svg:stroke-color="#000000" draw:fill="none" draw:fill-color="#ffffff" fo:min-height="0.2264in" fo:padding-top="0.0201in" fo:padding-bottom="0.0201in" fo:padding-left="0.0201in" fo:padding-right="0.0201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Задание 1</text:p>
      <text:list xml:id="list3568546092" text:style-name="WWNum1">
        <text:list-header>
          <text:p text:style-name="P3"/>
        </text:list-header>
      </text:list>
      <text:p text:style-name="P2"><text:tab/>Напишите как бы вы обеспечивали отказоустойчивость приложения Nginx+PHP+PostgreSQL без использования облаков. При падении одного ДЦ нагрузка должна автоматически переключиться на другой с минимальный даунтаймом</text:p>
      <text:p text:style-name="P1"/>
      <text:p text:style-name="P1"/>
      <text:p text:style-name="P1"/>
      <text:p text:style-name="P1"/>
      <text:p text:style-name="P1"/>
      <text:p text:style-name="P1"><draw:g text:anchor-type="paragraph" draw:z-index="0" draw:style-name="gr1"><draw:custom-shape draw:name="Shape4" draw:style-name="gr2" draw:text-style-name="P8" svg:width="1.0307in" svg:height="0.9386in" svg:x="0.5984in" svg:y="3.4717in"><text:p/><draw:enhanced-geometry draw:mirror-horizontal="false" draw:mirror-vertical="false" svg:viewBox="0 0 0 0" drawooo:sub-view-size="1484 1352" draw:text-areas="0 0 ?f0 ?f1" draw:type="ooxml-non-primitive" draw:enhanced-path="M 225 0 C 112 0 0 112 0 225 L 0 1125 C 0 1238 112 1351 225 1351 L 1258 1351 C 1370 1351 1483 1238 1483 1125 L 1483 225 C 1483 112 1370 0 1258 0 L 225 0 N"><draw:equation draw:name="f0" draw:formula="logwidth"/><draw:equation draw:name="f1" draw:formula="logheight"/></draw:enhanced-geometry></draw:custom-shape><draw:custom-shape draw:name="Shape4" draw:style-name="gr2" draw:text-style-name="P8" svg:width="1.0307in" svg:height="0.9386in" svg:x="3.0291in" svg:y="3.4646in"><text:p/><draw:enhanced-geometry draw:mirror-horizontal="false" draw:mirror-vertical="false" svg:viewBox="0 0 0 0" drawooo:sub-view-size="1484 1352" draw:text-areas="0 0 ?f0 ?f1" draw:type="ooxml-non-primitive" draw:enhanced-path="M 225 0 C 112 0 0 112 0 225 L 0 1125 C 0 1238 112 1351 225 1351 L 1258 1351 C 1370 1351 1483 1238 1483 1125 L 1483 225 C 1483 112 1370 0 1258 0 L 225 0 N"><draw:equation draw:name="f0" draw:formula="logwidth"/><draw:equation draw:name="f1" draw:formula="logheight"/></draw:enhanced-geometry></draw:custom-shape><draw:line draw:name="Shape5" draw:style-name="gr3" draw:text-style-name="P9" svg:x1="1.6283in" svg:y1="3.9575in" svg:x2="3.0291in" svg:y2="3.9693in"><text:p/></draw:line><draw:g draw:style-name="gr4"><draw:custom-shape draw:style-name="gr5" draw:text-style-name="P11" svg:width="1.1362in" svg:height="0.4276in" svg:x="0.5681in" svg:y="1.8835in"><text:p text:style-name="P10"><text:span text:style-name="T2">N</text:span><text:span text:style-name="T2">G</text:span><text:span text:style-name="T2">I</text:span><text:span text:style-name="T2">N</text:span><text:span text:style-name="T2">X</text:span><text:span text:style-name="T2"> </text:span><text:span text:style-name="T2">L</text:span><text:span text:style-name="T2">B</text:span></text:p><draw:enhanced-geometry draw:mirror-horizontal="false" draw:mirror-vertical="false" svg:viewBox="0 0 0 0" drawooo:sub-view-size="1637 617" draw:text-areas="0 0 ?f0 ?f1" draw:type="ooxml-non-primitive" draw:enhanced-path="M 102 0 C 51 0 0 51 0 102 L 0 513 C 0 564 51 616 102 616 L 1533 616 C 1584 616 1636 564 1636 513 L 1636 102 C 1636 51 1584 0 1533 0 L 102 0 N"><draw:equation draw:name="f0" draw:formula="logwidth"/><draw:equation draw:name="f1" draw:formula="logheight"/></draw:enhanced-geometry></draw:custom-shape><draw:custom-shape draw:style-name="gr6" draw:text-style-name="P12" svg:width="0.8425in" svg:height="0.3524in" svg:x="0.6764in" svg:y="1.5311in"><text:p text:style-name="P10"><text:span text:style-name="T3">Server </text:span><text:span text:style-name="T3">#1</text:span></text:p><text:p text:style-name="P10"><text:span text:style-name="T3">Mast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3" svg:width="1.3461in" svg:height="1.3469in" svg:x="0.4638in" svg:y="1.4583in"><text:p/><draw:enhanced-geometry draw:mirror-horizontal="false" draw:mirror-vertical="false" svg:viewBox="0 0 0 0" drawooo:sub-view-size="1939 1940" draw:text-areas="0 0 ?f0 ?f1" draw:type="ooxml-non-primitive" draw:enhanced-path="M 323 0 C 161 0 0 161 0 323 L 0 1616 C 0 1777 161 1939 323 1939 L 1615 1939 C 1776 1939 1938 1777 1938 1616 L 1938 323 C 1938 161 1776 0 1615 0 L 323 0 N"><draw:equation draw:name="f0" draw:formula="logwidth"/><draw:equation draw:name="f1" draw:formula="logheight"/></draw:enhanced-geometry></draw:custom-shape><draw:custom-shape draw:style-name="gr8" draw:text-style-name="P11" svg:width="1.1362in" svg:height="0.4268in" svg:x="0.5681in" svg:y="2.311in"><text:p text:style-name="P10"><text:span text:style-name="T2">Fast </text:span><text:span text:style-name="T2">CGI </text:span><text:span text:style-name="T2">PHP</text:span></text:p><draw:enhanced-geometry draw:mirror-horizontal="false" draw:mirror-vertical="false" svg:viewBox="0 0 0 0" drawooo:sub-view-size="1637 617" draw:text-areas="0 0 ?f0 ?f1" draw:type="ooxml-non-primitive" draw:enhanced-path="M 102 0 C 51 0 0 51 0 102 L 0 513 C 0 564 51 616 102 616 L 1533 616 C 1584 616 1636 564 1636 513 L 1636 102 C 1636 51 1584 0 1533 0 L 102 0 N"><draw:equation draw:name="f0" draw:formula="logwidth"/><draw:equation draw:name="f1" draw:formula="logheight"/></draw:enhanced-geometry></draw:custom-shape></draw:g><draw:line draw:name="Shape11" draw:style-name="gr3" draw:text-style-name="P9" svg:x1="1.8091in" svg:y1="1.7819in" svg:x2="2.8854in" svg:y2="1.7819in"><text:p/></draw:line><draw:custom-shape draw:name="Shape8" draw:style-name="gr9" draw:text-style-name="P15" svg:width="0.8669in" svg:height="0.424in" svg:x="1.9181in" svg:y="0.1409in"><text:p text:style-name="P14"><text:span text:style-name="T4">P</text:span><text:span text:style-name="T4">u</text:span><text:span text:style-name="T4">b</text:span><text:span text:style-name="T4">l</text:span><text:span text:style-name="T4">i</text:span><text:span text:style-name="T4">c</text:span><text:span text:style-name="T4"> </text:span><text:span text:style-name="T4">A</text:span><text:span text:style-name="T4">c</text:span><text:span text:style-name="T4">c</text:span><text:span text:style-name="T4">e</text:span><text:span text:style-name="T4">s</text:span><text:span text:style-name="T4">s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2" draw:style-name="gr10" draw:text-style-name="P9" svg:width="0.7016in" svg:height="0.1748in" svg:x="1.9528in" svg:y="1.995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4"><draw:custom-shape draw:style-name="gr5" draw:text-style-name="P11" svg:width="1.1362in" svg:height="0.4276in" svg:x="2.9811in" svg:y="1.8917in"><text:p text:style-name="P10"><text:span text:style-name="T2">NGINX </text:span><text:span text:style-name="T2">LB</text:span></text:p><draw:enhanced-geometry draw:mirror-horizontal="false" draw:mirror-vertical="false" svg:viewBox="0 0 0 0" drawooo:sub-view-size="1637 617" draw:text-areas="0 0 ?f0 ?f1" draw:type="ooxml-non-primitive" draw:enhanced-path="M 102 0 C 51 0 0 51 0 102 L 0 513 C 0 564 51 616 102 616 L 1533 616 C 1584 616 1636 564 1636 513 L 1636 102 C 1636 51 1584 0 1533 0 L 102 0 N"><draw:equation draw:name="f0" draw:formula="logwidth"/><draw:equation draw:name="f1" draw:formula="logheight"/></draw:enhanced-geometry></draw:custom-shape><draw:custom-shape draw:style-name="gr6" draw:text-style-name="P12" svg:width="0.8425in" svg:height="0.3524in" svg:x="3.0894in" svg:y="1.5394in"><text:p text:style-name="P10"><text:span text:style-name="T3">Server </text:span><text:span text:style-name="T3">#2</text:span></text:p><text:p text:style-name="P10"><text:span text:style-name="T3">Backu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3" svg:width="1.3461in" svg:height="1.3469in" svg:x="2.8772in" svg:y="1.4665in"><text:p/><draw:enhanced-geometry draw:mirror-horizontal="false" draw:mirror-vertical="false" svg:viewBox="0 0 0 0" drawooo:sub-view-size="1939 1940" draw:text-areas="0 0 ?f0 ?f1" draw:type="ooxml-non-primitive" draw:enhanced-path="M 323 0 C 161 0 0 161 0 323 L 0 1616 C 0 1777 161 1939 323 1939 L 1615 1939 C 1776 1939 1938 1777 1938 1616 L 1938 323 C 1938 161 1776 0 1615 0 L 323 0 N"><draw:equation draw:name="f0" draw:formula="logwidth"/><draw:equation draw:name="f1" draw:formula="logheight"/></draw:enhanced-geometry></draw:custom-shape><draw:custom-shape draw:style-name="gr8" draw:text-style-name="P11" svg:width="1.1362in" svg:height="0.4268in" svg:x="2.9811in" svg:y="2.3193in"><text:p text:style-name="P10"><text:span text:style-name="T2">Fast </text:span><text:span text:style-name="T2">CGI </text:span><text:span text:style-name="T2">PHP</text:span></text:p><draw:enhanced-geometry draw:mirror-horizontal="false" draw:mirror-vertical="false" svg:viewBox="0 0 0 0" drawooo:sub-view-size="1637 617" draw:text-areas="0 0 ?f0 ?f1" draw:type="ooxml-non-primitive" draw:enhanced-path="M 102 0 C 51 0 0 51 0 102 L 0 513 C 0 564 51 616 102 616 L 1533 616 C 1584 616 1636 564 1636 513 L 1636 102 C 1636 51 1584 0 1533 0 L 102 0 N"><draw:equation draw:name="f0" draw:formula="logwidth"/><draw:equation draw:name="f1" draw:formula="logheight"/></draw:enhanced-geometry></draw:custom-shape></draw:g><draw:line draw:name="Shape16" draw:style-name="gr11" draw:text-style-name="P16" svg:x1="1.8094in" svg:y1="2.1807in" svg:x2="2.8768in" svg:y2="2.1807in"><text:p/></draw:line><draw:frame draw:name="Shape15" draw:style-name="gr12" draw:text-style-name="P17" svg:width="0.948in" svg:height="0.3843in" svg:x="3.0811in" svg:y="3.7819in"><draw:text-box><text:p text:style-name="P16">Server #4</text:p><text:p text:style-name="P16">SQL Backup</text:p></draw:text-box></draw:frame><draw:frame draw:name="Shape15" draw:style-name="gr12" draw:text-style-name="P18" svg:width="0.948in" svg:height="0.576in" svg:x="0.639in" svg:y="3.7882in"><draw:text-box><text:p text:style-name="P16">Server #3</text:p><text:p text:style-name="P16">SQL Master</text:p><text:p/></draw:text-box></draw:frame><draw:line draw:name="Shape1" draw:style-name="gr13" draw:text-style-name="P16" svg:x1="1.7028in" svg:y1="2.7646in" svg:x2="3.0681in" svg:y2="3.5173in"><text:p/></draw:line><draw:line draw:name="Shape3" draw:style-name="gr13" draw:text-style-name="P16" svg:x1="3.5193in" svg:y1="2.813in" svg:x2="3.5366in" svg:y2="3.4646in"><text:p/></draw:line><draw:line draw:name="Shape7" draw:style-name="gr14" draw:text-style-name="P16" svg:x1="1.1063in" svg:y1="2.8047in" svg:x2="1.1126in" svg:y2="3.4713in"><text:p/></draw:line><draw:line draw:name="Shape17" draw:style-name="gr14" draw:text-style-name="P16" svg:x1="2.9811in" svg:y1="2.7457in" svg:x2="1.5748in" svg:y2="3.5283in"><text:p/></draw:line><draw:line draw:name="Shape5" draw:style-name="gr3" draw:text-style-name="P9" svg:x1="1.6283in" svg:y1="3.7492in" svg:x2="3.0291in" svg:y2="3.761in"><text:p/></draw:line><draw:polyline draw:name="Shape6" draw:style-name="gr14" draw:text-style-name="P16" svg:width="0.4307in" svg:height="2.4071in" draw:transform="rotate (1.5707963267949) translate (1.14097222222222in 1.46666666666667in)" svg:viewBox="0 0 1095 6115" draw:points="21,0 1095,0 1067,6101 0,6101 0,6115"><text:p/></draw:polyline><draw:line draw:name="Shape9" draw:style-name="gr14" draw:text-style-name="P16" svg:x1="2.3331in" svg:y1="0.5472in" svg:x2="2.3331in" svg:y2="1.0354in"><text:p/></draw:line><draw:frame draw:name="Shape1" draw:style-name="gr15" draw:text-style-name="P18" svg:width="0.9031in" svg:height="0.278in" svg:x="1.8929in" svg:y="4.0165in"><draw:text-box><text:p>Replication</text:p></draw:text-box></draw:frame><draw:frame draw:name="Shape10" draw:style-name="gr16" draw:text-style-name="P18" svg:width="0.5539in" svg:height="0.2476in" svg:x="1.9921in" svg:y="3.4744in"><draw:text-box><text:p>VRRP</text:p></draw:text-box></draw:frame><draw:frame draw:name="Shape13" draw:style-name="gr17" draw:text-style-name="P19" svg:width="0.4098in" svg:height="0.2331in" svg:x="3.5811in" svg:y="1.2012in"><draw:text-box><text:p><text:span text:style-name="T5">VIP</text:span></text:p></draw:text-box></draw:frame><draw:frame draw:name="Shape10" draw:style-name="gr16" draw:text-style-name="P18" svg:width="0.5539in" svg:height="0.2476in" svg:x="2.0248in" svg:y="1.5346in"><draw:text-box><text:p>VRRP</text:p></draw:text-box></draw:frame><draw:frame draw:name="Shape12" draw:style-name="gr18" draw:text-style-name="P18" svg:width="0.8071in" svg:height="0.2413in" svg:x="1.9472in" svg:y="2.1807in"><draw:text-box><text:p>LB Levevl</text:p></draw:text-box></draw:frame><draw:frame draw:name="Shape13" draw:style-name="gr17" draw:text-style-name="P21" svg:width="0.4098in" svg:height="0.2331in" svg:x="0.7311in" svg:y="1.2256in"><draw:text-box><text:p text:style-name="P20"><text:span text:style-name="T6">VIP</text:span></text:p></draw:text-box></draw:frame></draw:g><draw:g text:anchor-type="paragraph" draw:z-index="1" draw:style-name="gr1"><draw:frame draw:name="Shape1" draw:style-name="gr19" draw:text-style-name="P18" svg:width="2.1488in" svg:height="0.4248in" svg:x="4.6673in" svg:y="0.0535in"><draw:text-box><text:p>VIP – Публичный IP <text:s/>адрес в режиме VRRP</text:p></draw:text-box></draw:frame><draw:line draw:name="Shape2" draw:style-name="gr14" draw:text-style-name="P16" svg:x1="4.6291in" svg:y1="0.8606in" svg:x2="5.3846in" svg:y2="0.8606in"><text:p/></draw:line><draw:frame draw:name="Shape3" draw:style-name="gr20" draw:text-style-name="P18" svg:width="1.224in" svg:height="0.2669in" svg:x="5.4953in" svg:y="0.7307in"><draw:text-box><text:p>Основной линк</text:p></draw:text-box></draw:frame><draw:line draw:name="Shape4" draw:style-name="gr13" draw:text-style-name="P16" svg:x1="4.6417in" svg:y1="1.2252in" svg:x2="5.3843in" svg:y2="1.2252in"><text:p/></draw:line><draw:frame draw:name="Shape3" draw:style-name="gr20" draw:text-style-name="P18" svg:width="1.224in" svg:height="0.2669in" svg:x="5.4953in" svg:y="1.0854in"><draw:text-box><text:p>Резервный линк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Предлагаемая отказоустойчивая схема предполагает наличие full mash L2 соединения внутри и между датацентпами.</text:p>
      <text:p text:style-name="P6"><text:tab/>Серверы 1 и 2 резервируюся с помощью техногологии VRRP на случай потери линка между датацентром и провайдером, а так же в случае поломки одного из них. </text:p>
      <text:p text:style-name="P7">Балансировка нагрузки между серверами осуществляется <text:s/>с помощью NGINX методом round-robin. Там же поднят PHP application сервер.</text:p>
      <text:p text:style-name="P7"><text:tab/>Серверы 3 и 4 – PostgreSQL servers работающие в режиме Master-Backup</text:p>
      <text:p text:style-name="P7">Для физического резервировани<text:span text:style-name="T1">я</text:span> серверов 3 и 4 так же используется технология VRRP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charset="x-symbol"/>
    <style:font-face style:name="Cambria" svg:font-family="Cambri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ingdings 21" svg:font-family="'Wingdings 2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04%" draw:distance="112%"/>
    <draw:stroke-dash draw:name="Fine_20_Dotted" draw:display-name="Fine Dotted" draw:style="rect" draw:dots1="1" draw:distance="0.1815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default-outline-level="" style:class="extra"/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2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number text:level="3" text:style-name="ListLabel_20_1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17:41:48.259099944</meta:creation-date>
    <meta:editing-duration>PT3M13S</meta:editing-duration>
    <meta:editing-cycles>3</meta:editing-cycles>
    <meta:generator>LibreOffice/6.0.7.3$Linux_X86_64 LibreOffice_project/00m0$Build-3</meta:generator>
    <dc:date>2020-05-20T18:31:01.530944476</dc:date>
    <meta:document-statistic meta:table-count="0" meta:image-count="0" meta:object-count="0" meta:page-count="1" meta:paragraph-count="7" meta:word-count="103" meta:character-count="760" meta:non-whitespace-character-count="658"/>
  </office:meta>
</office:document-meta>
</file>